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13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4.6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>
      <style:text-properties officeooo:rsid="0015a58a"/>
    </style:style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xcellent.<text:line-break/>Now we define the <text:span text:style-name="Strong_20_Emphasis">Identity &amp; RBAC Architecture</text:span> in full engineering detail.</text:p>
      <text:p text:style-name="Text_20_body">This is the control spine of your system.<text:line-break/>Multi-tenancy isolates data.<text:line-break/>RBAC decides <text:span text:style-name="Strong_20_Emphasis">who can do what inside that data.</text:span></text:p>
      <text:p text:style-name="Text_20_body">We will define:</text:p>
      <text:list text:style-name="L23">
        <text:list-item>
          <text:p text:style-name="P26">Identity model</text:p>
        </text:list-item>
        <text:list-item>
          <text:p text:style-name="P26">Role model</text:p>
        </text:list-item>
        <text:list-item>
          <text:p text:style-name="P26">Permission matrix</text:p>
        </text:list-item>
        <text:list-item>
          <text:p text:style-name="P26">Custom claims structure</text:p>
        </text:list-item>
        <text:list-item>
          <text:p text:style-name="P26">Cross-portal enforcement</text:p>
        </text:list-item>
        <text:list-item>
          <text:p text:style-name="P26">Layer-based access logic</text:p>
        </text:list-item>
        <text:list-item>
          <text:p text:style-name="P26">Vendor override model</text:p>
        </text:list-item>
        <text:list-item>
          <text:p text:style-name="P26">Role escalation prevention</text:p>
        </text:list-item>
        <text:list-item>
          <text:p text:style-name="P26">Session binding logic</text:p>
        </text:list-item>
        <text:list-item>
          <text:p text:style-name="P26">Future-proofing &amp; versioning</text:p>
        </text:list-item>
      </text:list>
      <text:p text:style-name="Horizontal_20_Line"/>
      <text:h text:style-name="Heading_20_1" text:outline-level="1">🧱 1️⃣ Identity Model</text:h>
      <text:p text:style-name="Text_20_body">You will use:</text:p>
      <text:list text:style-name="L24">
        <text:list-item>
          <text:p text:style-name="P27"><text:span text:style-name="Strong_20_Emphasis">Firebase Authentication</text:span></text:p>
        </text:list-item>
        <text:list-item>
          <text:p text:style-name="P27">Email + Password (primary)</text:p>
        </text:list-item>
        <text:list-item>
          <text:p text:style-name="P27">Optional: Google login later</text:p>
        </text:list-item>
      </text:list>
      <text:p text:style-name="Text_20_body">Each authenticated user has:</text:p>
      <text:list text:style-name="L25">
        <text:list-item>
          <text:p text:style-name="P28"><text:span text:style-name="Source_20_Text">uid</text:span></text:p>
        </text:list-item>
        <text:list-item>
          <text:p text:style-name="P28"><text:span text:style-name="Source_20_Text">email</text:span></text:p>
        </text:list-item>
        <text:list-item>
          <text:p text:style-name="P28"><text:span text:style-name="Source_20_Text">displayName</text:span></text:p>
        </text:list-item>
      </text:list>
      <text:p text:style-name="Text_20_body">But this is not enough.</text:p>
      <text:p text:style-name="Text_20_body">You must extend identity with:</text:p>
      <text:list text:style-name="L26">
        <text:list-item>
          <text:p text:style-name="P29"><text:span text:style-name="Source_20_Text">role</text:span></text:p>
        </text:list-item>
        <text:list-item>
          <text:p text:style-name="P29"><text:span text:style-name="Source_20_Text">instituteId</text:span></text:p>
        </text:list-item>
        <text:list-item>
          <text:p text:style-name="P29"><text:span text:style-name="Source_20_Text">licenseLayer</text:span></text:p>
        </text:list-item>
        <text:list-item>
          <text:p text:style-name="P29"><text:span text:style-name="Source_20_Text">isVendor</text:span></text:p>
        </text:list-item>
        <text:list-item>
          <text:p text:style-name="P29"><text:soft-page-break/><text:span text:style-name="Source_20_Text">isSuspended</text:span></text:p>
        </text:list-item>
      </text:list>
      <text:p text:style-name="Text_20_body">These will live in <text:span text:style-name="Strong_20_Emphasis">Firebase Custom Claims</text:span>.</text:p>
      <text:p text:style-name="Horizontal_20_Line"/>
      <text:h text:style-name="Heading_20_1" text:outline-level="1">🔐 2️⃣ Role Model (System Actors)</text:h>
      <text:p text:style-name="Text_20_body">There are 5 system-level rol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Scope</text:p>
            </table:table-cell>
          </table:table-row>
        </table:table-header-rows>
        <table:table-row>
          <table:table-cell table:style-name="Table1.A1" office:value-type="string">
            <text:p text:style-name="Table_20_Contents">Student</text:p>
          </table:table-cell>
          <table:table-cell table:style-name="Table1.A1" office:value-type="string">
            <text:p text:style-name="Table_20_Contents">Institute-scoped</text:p>
          </table:table-cell>
        </table:table-row>
        <table:table-row>
          <table:table-cell table:style-name="Table1.A1" office:value-type="string">
            <text:p text:style-name="Table_20_Contents">Teacher</text:p>
          </table:table-cell>
          <table:table-cell table:style-name="Table1.A1" office:value-type="string">
            <text:p text:style-name="Table_20_Contents">Institute-scoped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Institute-scoped</text:p>
          </table:table-cell>
        </table:table-row>
        <table:table-row>
          <table:table-cell table:style-name="Table1.A1" office:value-type="string">
            <text:p text:style-name="Table_20_Contents">Director</text:p>
          </table:table-cell>
          <table:table-cell table:style-name="Table1.A1" office:value-type="string">
            <text:p text:style-name="Table_20_Contents">Institute-scoped (L3 only)</text:p>
          </table:table-cell>
        </table:table-row>
        <table:table-row>
          <table:table-cell table:style-name="Table1.A1" office:value-type="string">
            <text:p text:style-name="Table_20_Contents">Vendor</text:p>
          </table:table-cell>
          <table:table-cell table:style-name="Table1.A1" office:value-type="string">
            <text:p text:style-name="Table_20_Contents">Global</text:p>
          </table:table-cell>
        </table:table-row>
      </table:table>
      <text:p text:style-name="Horizontal_20_Line"/>
      <text:h text:style-name="Heading_20_1" text:outline-level="1">🧠 3️⃣ Role Hierarchy (Authority Order)</text:h>
      <text:p text:style-name="Text_20_body">Vendor<text:line-break/>⬇<text:line-break/>Director<text:line-break/>⬇<text:line-break/>Admin<text:line-break/>⬇<text:line-break/>Teacher<text:line-break/>⬇<text:line-break/>Student</text:p>
      <text:p text:style-name="Text_20_body">But:</text:p>
      <text:list text:style-name="L27">
        <text:list-item>
          <text:p text:style-name="P30">Director is not "higher admin"</text:p>
        </text:list-item>
        <text:list-item>
          <text:p text:style-name="P30">Director cannot edit tests</text:p>
        </text:list-item>
        <text:list-item>
          <text:p text:style-name="P30">Director only accesses governance layer</text:p>
        </text:list-item>
      </text:list>
      <text:p text:style-name="Text_20_body">Authority is not linear — it is functional.</text:p>
      <text:p text:style-name="Horizontal_20_Line"/>
      <text:h text:style-name="Heading_20_1" text:outline-level="1">📦 4️⃣ Custom Claims Structure</text:h>
      <text:p text:style-name="Text_20_body">Each authenticated user must have:</text:p>
      <text:p text:style-name="Preformatted_20_Text"><text:span text:style-name="Source_20_Text">{</text:span></text:p>
      <text:p text:style-name="Preformatted_20_Text"><text:span text:style-name="Source_20_Text"><text:s text:c="2"/>"role": "student | teacher | admin | director | vendor",</text:span></text:p>
      <text:p text:style-name="Preformatted_20_Text"><text:span text:style-name="Source_20_Text"><text:s text:c="2"/>"instituteId": "abc123", <text:s text:c="2"/>// null for vendor</text:span></text:p>
      <text:p text:style-name="Preformatted_20_Text"><text:span text:style-name="Source_20_Text"><text:s text:c="2"/>"licenseLayer": "L0 | L1 | L2 | L3",</text:span></text:p>
      <text:p text:style-name="Preformatted_20_Text"><text:span text:style-name="Source_20_Text"><text:s text:c="2"/>"isVendor": false,</text:span></text:p>
      <text:p text:style-name="Preformatted_20_Text"><text:span text:style-name="Source_20_Text"><text:s text:c="2"/>"isSuspended": false</text:span></text:p>
      <text:p text:style-name="P1"><text:soft-page-break/><text:span text:style-name="Source_20_Text">}</text:span></text:p>
      <text:p text:style-name="Text_20_body">Vendor:</text:p>
      <text:p text:style-name="Preformatted_20_Text"><text:span text:style-name="Source_20_Text">{</text:span></text:p>
      <text:p text:style-name="Preformatted_20_Text"><text:span text:style-name="Source_20_Text"><text:s text:c="2"/>"role": "vendor",</text:span></text:p>
      <text:p text:style-name="Preformatted_20_Text"><text:span text:style-name="Source_20_Text"><text:s text:c="2"/>"instituteId": null,</text:span></text:p>
      <text:p text:style-name="Preformatted_20_Text"><text:span text:style-name="Source_20_Text"><text:s text:c="2"/>"isVendor": true</text:span></text:p>
      <text:p text:style-name="P1"><text:span text:style-name="Source_20_Text">}</text:span></text:p>
      <text:p text:style-name="Text_20_body">Claims are:</text:p>
      <text:list text:style-name="L28">
        <text:list-item>
          <text:p text:style-name="P31">Server-set only</text:p>
        </text:list-item>
        <text:list-item>
          <text:p text:style-name="P31">Never client-set</text:p>
        </text:list-item>
        <text:list-item>
          <text:p text:style-name="P31">Updated on role change</text:p>
        </text:list-item>
        <text:list-item>
          <text:p text:style-name="P31">Updated on license change</text:p>
        </text:list-item>
      </text:list>
      <text:p text:style-name="Horizontal_20_Line"/>
      <text:h text:style-name="Heading_20_1" text:outline-level="1">🧭 5️⃣ Portal Access Mapping</text:h>
      <text:p text:style-name="Text_20_body">Each portal must check role before render.</text:p>
      <text:p text:style-name="Horizontal_20_Line"/>
      <text:h text:style-name="Heading_20_2" text:outline-level="2">🟢 Student Portal</text:h>
      <text:p text:style-name="Text_20_body">Allowed role:</text:p>
      <text:list text:style-name="L29">
        <text:list-item>
          <text:p text:style-name="P32">student</text:p>
        </text:list-item>
      </text:list>
      <text:p text:style-name="Text_20_body">Redirect all others.</text:p>
      <text:p text:style-name="Horizontal_20_Line"/>
      <text:h text:style-name="Heading_20_2" text:outline-level="2">🔵 Admin Portal</text:h>
      <text:p text:style-name="Text_20_body">Allowed roles:</text:p>
      <text:list text:style-name="L30">
        <text:list-item>
          <text:p text:style-name="P33">admin</text:p>
        </text:list-item>
        <text:list-item>
          <text:p text:style-name="P33">teacher</text:p>
        </text:list-item>
        <text:list-item>
          <text:p text:style-name="P33">director</text:p>
        </text:list-item>
      </text:list>
      <text:p text:style-name="Text_20_body">Feature visibility differs per role.</text:p>
      <text:p text:style-name="Horizontal_20_Line"/>
      <text:h text:style-name="Heading_20_2" text:outline-level="2">🟣 Vendor Portal</text:h>
      <text:p text:style-name="Text_20_body">Allowed:</text:p>
      <text:list text:style-name="L31">
        <text:list-item>
          <text:p text:style-name="P34">vendor only</text:p>
        </text:list-item>
      </text:list>
      <text:p text:style-name="Text_20_body"><text:soft-page-break/>No institute users allowed.</text:p>
      <text:p text:style-name="Horizontal_20_Line"/>
      <text:h text:style-name="Heading_20_2" text:outline-level="2">🔴 Exam Portal</text:h>
      <text:p text:style-name="Text_20_body">Allowed:</text:p>
      <text:list text:style-name="L32">
        <text:list-item>
          <text:p text:style-name="P35">student only</text:p>
        </text:list-item>
      </text:list>
      <text:p text:style-name="Text_20_body">Must verify:</text:p>
      <text:list text:style-name="L33">
        <text:list-item>
          <text:p text:style-name="P36">Session belongs to student</text:p>
        </text:list-item>
        <text:list-item>
          <text:p text:style-name="P36">Session belongs to student’s institute</text:p>
        </text:list-item>
      </text:list>
      <text:p text:style-name="Horizontal_20_Line"/>
      <text:h text:style-name="Heading_20_1" text:outline-level="1">🧮 6️⃣ Permission Matrix (Functional)</text:h>
      <text:p text:style-name="Text_20_body">Now we define action-level permissions.</text:p>
      <text:p text:style-name="Horizontal_20_Line"/>
      <text:h text:style-name="Heading_20_2" text:outline-level="2">STUDENT</text:h>
      <text:p text:style-name="Text_20_body">Allowed:</text:p>
      <text:list text:style-name="L34">
        <text:list-item>
          <text:p text:style-name="P37">View own assignments</text:p>
        </text:list-item>
        <text:list-item>
          <text:p text:style-name="P37">Start session</text:p>
        </text:list-item>
        <text:list-item>
          <text:p text:style-name="P37">Submit test</text:p>
        </text:list-item>
        <text:list-item>
          <text:p text:style-name="P37">View own analytics</text:p>
        </text:list-item>
        <text:list-item>
          <text:p text:style-name="P37">View own insights</text:p>
        </text:list-item>
        <text:list-item>
          <text:p text:style-name="P37">Download solutions (current year only)</text:p>
        </text:list-item>
      </text:list>
      <text:p text:style-name="Text_20_body">Forbidden:</text:p>
      <text:list text:style-name="L35">
        <text:list-item>
          <text:p text:style-name="P38">View other students</text:p>
        </text:list-item>
        <text:list-item>
          <text:p text:style-name="P38">Access question bank</text:p>
        </text:list-item>
        <text:list-item>
          <text:p text:style-name="P38">Access admin pages</text:p>
        </text:list-item>
        <text:list-item>
          <text:p text:style-name="P38">Access governance</text:p>
        </text:list-item>
        <text:list-item>
          <text:p text:style-name="P38">Modify profile beyond basic</text:p>
        </text:list-item>
      </text:list>
      <text:p text:style-name="Horizontal_20_Line"/>
      <text:h text:style-name="Heading_20_2" text:outline-level="2">TEACHER</text:h>
      <text:p text:style-name="Text_20_body">Allowed:</text:p>
      <text:list text:style-name="L36">
        <text:list-item>
          <text:p text:style-name="P39"><text:soft-page-break/>Create tests</text:p>
        </text:list-item>
        <text:list-item>
          <text:p text:style-name="P39">Create assignments</text:p>
        </text:list-item>
        <text:list-item>
          <text:p text:style-name="P39">View student list</text:p>
        </text:list-item>
        <text:list-item>
          <text:p text:style-name="P39">View analytics (up to license layer)</text:p>
        </text:list-item>
        <text:list-item>
          <text:p text:style-name="P39">View insights (up to license layer)</text:p>
        </text:list-item>
      </text:list>
      <text:p text:style-name="Text_20_body">Forbidden:</text:p>
      <text:list text:style-name="L37">
        <text:list-item>
          <text:p text:style-name="P40">Change license</text:p>
        </text:list-item>
        <text:list-item>
          <text:p text:style-name="P40">Access vendor</text:p>
        </text:list-item>
        <text:list-item>
          <text:p text:style-name="P40">Change calibration</text:p>
        </text:list-item>
        <text:list-item>
          <text:p text:style-name="P40">Access governance if not director</text:p>
        </text:list-item>
      </text:list>
      <text:p text:style-name="Horizontal_20_Line"/>
      <text:h text:style-name="Heading_20_2" text:outline-level="2">ADMIN</text:h>
      <text:p text:style-name="Text_20_body">Allowed:</text:p>
      <text:list text:style-name="L38">
        <text:list-item>
          <text:p text:style-name="P41">All teacher permissions</text:p>
        </text:list-item>
        <text:list-item>
          <text:p text:style-name="P41">Bulk upload students</text:p>
        </text:list-item>
        <text:list-item>
          <text:p text:style-name="P41">Archive academic year</text:p>
        </text:list-item>
        <text:list-item>
          <text:p text:style-name="P41">Manage users</text:p>
        </text:list-item>
        <text:list-item>
          <text:p text:style-name="P41">Modify execution policies</text:p>
        </text:list-item>
        <text:list-item>
          <text:p text:style-name="P41">Assign roles (except vendor)</text:p>
        </text:list-item>
        <text:list-item>
          <text:p text:style-name="P41">View licensing (read-only)</text:p>
        </text:list-item>
      </text:list>
      <text:p text:style-name="Text_20_body">Forbidden:</text:p>
      <text:list text:style-name="L39">
        <text:list-item>
          <text:p text:style-name="P42">Change license plan</text:p>
        </text:list-item>
        <text:list-item>
          <text:p text:style-name="P42">Access vendor-level metrics</text:p>
        </text:list-item>
        <text:list-item>
          <text:p text:style-name="P42">Modify global calibration</text:p>
        </text:list-item>
      </text:list>
      <text:p text:style-name="Horizontal_20_Line"/>
      <text:h text:style-name="Heading_20_2" text:outline-level="2">DIRECTOR (L3 Only)</text:h>
      <text:p text:style-name="Text_20_body">Allowed:</text:p>
      <text:list text:style-name="L40">
        <text:list-item>
          <text:p text:style-name="P43">View governance dashboard</text:p>
        </text:list-item>
        <text:list-item>
          <text:p text:style-name="P43">View longitudinal trends</text:p>
        </text:list-item>
        <text:list-item>
          <text:p text:style-name="P43">View batch risk maps</text:p>
        </text:list-item>
        <text:list-item>
          <text:p text:style-name="P43">Export governance reports</text:p>
        </text:list-item>
      </text:list>
      <text:p text:style-name="Text_20_body"><text:soft-page-break/>Forbidden:</text:p>
      <text:list text:style-name="L41">
        <text:list-item>
          <text:p text:style-name="P44">Create tests</text:p>
        </text:list-item>
        <text:list-item>
          <text:p text:style-name="P44">Assign tests</text:p>
        </text:list-item>
        <text:list-item>
          <text:p text:style-name="P44">Modify execution policies</text:p>
        </text:list-item>
        <text:list-item>
          <text:p text:style-name="P44">Change calibration</text:p>
        </text:list-item>
        <text:list-item>
          <text:p text:style-name="P44">Change license</text:p>
        </text:list-item>
      </text:list>
      <text:p text:style-name="Text_20_body">Director is read-heavy role.</text:p>
      <text:p text:style-name="Horizontal_20_Line"/>
      <text:h text:style-name="Heading_20_2" text:outline-level="2">VENDOR</text:h>
      <text:p text:style-name="Text_20_body">Allowed:</text:p>
      <text:list text:style-name="L42">
        <text:list-item>
          <text:p text:style-name="P45">View all institutes</text:p>
        </text:list-item>
        <text:list-item>
          <text:p text:style-name="P45">Modify license</text:p>
        </text:list-item>
        <text:list-item>
          <text:p text:style-name="P45">Push calibration</text:p>
        </text:list-item>
        <text:list-item>
          <text:p text:style-name="P45">View revenue metrics</text:p>
        </text:list-item>
        <text:list-item>
          <text:p text:style-name="P45">View global aggregates</text:p>
        </text:list-item>
        <text:list-item>
          <text:p text:style-name="P45">Access audit logs</text:p>
        </text:list-item>
      </text:list>
      <text:p text:style-name="Text_20_body">Forbidden:</text:p>
      <text:list text:style-name="L43">
        <text:list-item>
          <text:p text:style-name="P46">Modify institute academic data</text:p>
        </text:list-item>
        <text:list-item>
          <text:p text:style-name="P46">Modify sessions</text:p>
        </text:list-item>
        <text:list-item>
          <text:p text:style-name="P46">Modify student documents directly</text:p>
        </text:list-item>
      </text:list>
      <text:p text:style-name="Text_20_body">Vendor operates at meta-level.</text:p>
      <text:p text:style-name="Horizontal_20_Line"/>
      <text:h text:style-name="Heading_20_1" text:outline-level="1">🔁 7️⃣ Layer-Based Access Logic</text:h>
      <text:p text:style-name="Text_20_body">Role ≠ Layer.</text:p>
      <text:p text:style-name="Text_20_body">License layer controls feature depth.</text:p>
      <text:p text:style-name="Text_20_body">Example:</text:p>
      <text:p text:style-name="Text_20_body">Teacher in L0:</text:p>
      <text:list text:style-name="L44">
        <text:list-item>
          <text:p text:style-name="P47">Cannot access risk distribution</text:p>
        </text:list-item>
        <text:list-item>
          <text:p text:style-name="P47">Cannot access controlled mode</text:p>
        </text:list-item>
      </text:list>
      <text:p text:style-name="Text_20_body">Teacher in L2:</text:p>
      <text:list text:style-name="L45">
        <text:list-item>
          <text:p text:style-name="P48"><text:soft-page-break/>Can access controlled mode</text:p>
        </text:list-item>
        <text:list-item>
          <text:p text:style-name="P48">Can view discipline metrics</text:p>
        </text:list-item>
      </text:list>
      <text:p text:style-name="Text_20_body">So access logic must check:</text:p>
      <text:p text:style-name="P1"><text:span text:style-name="Source_20_Text">if (user.role == "teacher" AND licenseLayer &gt;= L2)</text:span></text:p>
      <text:p text:style-name="Text_20_body">Layer gating must exist in:</text:p>
      <text:list text:style-name="L46">
        <text:list-item>
          <text:p text:style-name="P49">Middleware</text:p>
        </text:list-item>
        <text:list-item>
          <text:p text:style-name="P49">Backend</text:p>
        </text:list-item>
        <text:list-item>
          <text:p text:style-name="P49">UI rendering</text:p>
        </text:list-item>
      </text:list>
      <text:p text:style-name="Text_20_body">Never UI-only.</text:p>
      <text:p text:style-name="Horizontal_20_Line"/>
      <text:h text:style-name="Heading_20_1" text:outline-level="1">🧱 8️⃣ Backend Role Enforcement</text:h>
      <text:p text:style-name="Text_20_body">Every API must validate:</text:p>
      <text:list text:style-name="L47">
        <text:list-item>
          <text:p text:style-name="P50">Authenticated?</text:p>
        </text:list-item>
        <text:list-item>
          <text:p text:style-name="P50">Role allowed?</text:p>
        </text:list-item>
        <text:list-item>
          <text:p text:style-name="P50">Institute matches?</text:p>
        </text:list-item>
        <text:list-item>
          <text:p text:style-name="P50">License allows?</text:p>
        </text:list-item>
      </text:list>
      <text:p text:style-name="Text_20_body">Example:</text:p>
      <text:p text:style-name="Text_20_body">Create assignment endpoint:</text:p>
      <text:p text:style-name="Preformatted_20_Text"><text:span text:style-name="Source_20_Text">if role not in [admin, teacher] → reject</text:span></text:p>
      <text:p text:style-name="Preformatted_20_Text"><text:span text:style-name="Source_20_Text">if licenseLayer &lt; required → reject</text:span></text:p>
      <text:p text:style-name="P1"><text:span text:style-name="Source_20_Text">if institute mismatch → reject</text:span></text:p>
      <text:p text:style-name="Text_20_body">Never rely on frontend.</text:p>
      <text:p text:style-name="Horizontal_20_Line"/>
      <text:h text:style-name="Heading_20_1" text:outline-level="1">🛡 9️⃣ Role Escalation Prevention</text:h>
      <text:p text:style-name="Text_20_body">Important security principles:</text:p>
      <text:list text:style-name="L48">
        <text:list-item>
          <text:p text:style-name="P51">Only admin can assign teacher role</text:p>
        </text:list-item>
        <text:list-item>
          <text:p text:style-name="P51">Only vendor can assign admin role across institutes</text:p>
        </text:list-item>
        <text:list-item>
          <text:p text:style-name="P51">Director role requires licenseLayer L3</text:p>
        </text:list-item>
        <text:list-item>
          <text:p text:style-name="P51">Role change must:</text:p>
          <text:list>
            <text:list-item>
              <text:p text:style-name="P51">Log audit entry</text:p>
            </text:list-item>
            <text:list-item>
              <text:p text:style-name="P51">Update custom claims</text:p>
            </text:list-item>
            <text:list-item>
              <text:p text:style-name="P51"><text:soft-page-break/>Force token refresh</text:p>
            </text:list-item>
          </text:list>
        </text:list-item>
      </text:list>
      <text:p text:style-name="Horizontal_20_Line"/>
      <text:h text:style-name="Heading_20_1" text:outline-level="1">🔄 🔟 Session Binding Logic</text:h>
      <text:p text:style-name="Text_20_body">Session documents must store:</text:p>
      <text:p text:style-name="Preformatted_20_Text"><text:span text:style-name="Source_20_Text">{</text:span></text:p>
      <text:p text:style-name="Preformatted_20_Text"><text:span text:style-name="Source_20_Text"><text:s text:c="2"/>"studentId": "...",</text:span></text:p>
      <text:p text:style-name="Preformatted_20_Text"><text:span text:style-name="Source_20_Text"><text:s text:c="2"/>"instituteId": "...",</text:span></text:p>
      <text:p text:style-name="Preformatted_20_Text"><text:span text:style-name="Source_20_Text"><text:s text:c="2"/>"runId": "...",</text:span></text:p>
      <text:p text:style-name="Preformatted_20_Text"><text:span text:style-name="Source_20_Text"><text:s text:c="2"/>"calibrationVersion": "...",</text:span></text:p>
      <text:p text:style-name="Preformatted_20_Text"><text:span text:style-name="Source_20_Text"><text:s text:c="2"/>"licenseLayer": "L2"</text:span></text:p>
      <text:p text:style-name="P1"><text:span text:style-name="Source_20_Text">}</text:span></text:p>
      <text:p text:style-name="Text_20_body">Even if role changes mid-session:</text:p>
      <text:p text:style-name="Text_20_body">Session remains valid under snapshot.</text:p>
      <text:p text:style-name="Text_20_body">This prevents:</text:p>
      <text:list text:style-name="L49">
        <text:list-item>
          <text:p text:style-name="P52">Mid-test privilege escalation</text:p>
        </text:list-item>
        <text:list-item>
          <text:p text:style-name="P52">License downgrade affecting running session</text:p>
        </text:list-item>
      </text:list>
      <text:p text:style-name="Horizontal_20_Line"/>
      <text:h text:style-name="Heading_20_1" text:outline-level="1">🧠 11️⃣ Role + Layer Interaction Model</text:h>
      <text:p text:style-name="Text_20_body">Two axes:</text:p>
      <text:p text:style-name="Text_20_body">Axis 1: Role<text:line-break/>Axis 2: License Layer</text:p>
      <text:p text:style-name="Text_20_body">Access allowed only if:</text:p>
      <text:p text:style-name="P1"><text:span text:style-name="Source_20_Text">rolePermission AND licensePermission</text:span></text:p>
      <text:p text:style-name="Text_20_body">Both must pass.</text:p>
      <text:p text:style-name="Horizontal_20_Line"/>
      <text:h text:style-name="Heading_20_1" text:outline-level="1">🧬 12️⃣ Future-Proofing</text:h>
      <text:p text:style-name="Text_20_body">Must support future roles:</text:p>
      <text:list text:style-name="L50">
        <text:list-item>
          <text:p text:style-name="P53">Support role</text:p>
        </text:list-item>
        <text:list-item>
          <text:p text:style-name="P53">QA role</text:p>
        </text:list-item>
        <text:list-item>
          <text:p text:style-name="P53">Regional Director</text:p>
        </text:list-item>
        <text:list-item>
          <text:p text:style-name="P53">Data Analyst</text:p>
        </text:list-item>
      </text:list>
      <text:p text:style-name="Text_20_body">So role system must be:</text:p>
      <text:list text:style-name="L51">
        <text:list-item>
          <text:p text:style-name="P54"><text:soft-page-break/>Claim-based</text:p>
        </text:list-item>
        <text:list-item>
          <text:p text:style-name="P54">Not hardcoded</text:p>
        </text:list-item>
        <text:list-item>
          <text:p text:style-name="P54">Extensible</text:p>
        </text:list-item>
      </text:list>
      <text:p text:style-name="Horizontal_20_Line"/>
      <text:h text:style-name="Heading_20_1" text:outline-level="1">📊 13️⃣ Audit Logging Requirements</text:h>
      <text:p text:style-name="Text_20_body">Log:</text:p>
      <text:list text:style-name="L52">
        <text:list-item>
          <text:p text:style-name="P55">Role changes</text:p>
        </text:list-item>
        <text:list-item>
          <text:p text:style-name="P55">License changes</text:p>
        </text:list-item>
        <text:list-item>
          <text:p text:style-name="P55">Calibration pushes</text:p>
        </text:list-item>
        <text:list-item>
          <text:p text:style-name="P55">Vendor overrides</text:p>
        </text:list-item>
        <text:list-item>
          <text:p text:style-name="P55">Suspensions</text:p>
        </text:list-item>
      </text:list>
      <text:p text:style-name="Text_20_body">Stored in:</text:p>
      <text:p text:style-name="P1"><text:span text:style-name="Source_20_Text">auditLogs/{logId}</text:span></text:p>
      <text:p text:style-name="Text_20_body">Immutable.</text:p>
      <text:p text:style-name="Horizontal_20_Line"/>
      <text:h text:style-name="Heading_20_1" text:outline-level="1">🧠 14️⃣ Token Refresh Strategy</text:h>
      <text:p text:style-name="Text_20_body">When:</text:p>
      <text:list text:style-name="L53">
        <text:list-item>
          <text:p text:style-name="P56">License changes</text:p>
        </text:list-item>
        <text:list-item>
          <text:p text:style-name="P56">Role changes</text:p>
        </text:list-item>
        <text:list-item>
          <text:p text:style-name="P56">Suspension applied</text:p>
        </text:list-item>
      </text:list>
      <text:p text:style-name="Text_20_body">You must:</text:p>
      <text:list text:style-name="L54">
        <text:list-item>
          <text:p text:style-name="P57">Re-issue custom claims</text:p>
        </text:list-item>
        <text:list-item>
          <text:p text:style-name="P57">Force token refresh</text:p>
        </text:list-item>
        <text:list-item>
          <text:p text:style-name="P57">Possibly force logout</text:p>
        </text:list-item>
      </text:list>
      <text:p text:style-name="Text_20_body">Otherwise permissions lag.</text:p>
      <text:p text:style-name="Horizontal_20_Line"/>
      <text:h text:style-name="Heading_20_1" text:outline-level="1">🎯 FINAL IDENTITY &amp; RBAC SUMMARY</text:h>
      <text:p text:style-name="Text_20_body">✔ Firebase Auth<text:line-break/>✔ Custom claims extended identity<text:line-break/><text:soft-page-break/>✔ Strict role matrix<text:line-break/>✔ License-layer gating<text:line-break/>✔ Backend enforcement mandatory<text:line-break/>✔ Portal-level route guards<text:line-break/>✔ Audit logging<text:line-break/>✔ Role escalation control<text:line-break/>✔ Vendor isolated<text:line-break/>✔ Session snapshot binding</text:p>
      <text:p text:style-name="Text_20_body">This completes Identity &amp; RBAC architecture.</text:p>
      <text:p text:style-name="Horizontal_20_Line"/>
      <text:p text:style-name="Text_20_body">Next foundational layer:</text:p>
      <text:p text:style-name="Text_20_body">📦 <text:span text:style-name="Strong_20_Emphasis">Complete Firestore Tree Schema (Exact Field-Level Specification)</text:span></text:p>
      <text:p text:style-name="Text_20_body">Without that, Codex cannot generate backend.</text:p>
      <text:p text:style-name="Text_20_body">Shall we proceed to Firestore Tree Schema?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12:56:40.380003871</dc:date>
    <meta:editing-duration>PT13M22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10" meta:paragraph-count="255" meta:word-count="945" meta:character-count="5651" meta:non-whitespace-character-count="5054"/>
  </office:meta>
</office:document-meta>
</file>